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Date &amp; Ref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SP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Graph class</text:p>
          </table:table-cell>
          <table:table-cell office:value-type="string" calcext:value-type="string">
            <text:p>#Instances</text:p>
          </table:table-cell>
          <table:table-cell table:style-name="Default" office:value-type="string" calcext:value-type="string">
            <text:p>Shots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PU / QPU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<text:span text:style-name="T1">2021/02 </text:span>{% cite martiel2021benchmarking %}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x-Cut</text:p>
          </table:table-cell>
          <table:table-cell office:value-type="string" calcext:value-type="string">
            <text:p>ER G(n, p=1/2)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QCE</text:p>
          </table:table-cell>
          <table:table-cell office:value-type="string" calcext:value-type="string">
            <text:p>Grid connectivity </text:p>
            <text:p>Depolarizing noise </text:p>
            <text:p>$$\epsilon_1=0.4 %$$</text:p>
            <text:p>$$\epsilon_2=2 %$$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e <text:s/>{% cite martiel2021benchmarking %} to cite a reference available in _bibliography/references.bib</text:p>
          </table:table-cell>
          <table:table-cell table:number-columns-repeated="8"/>
          <table:table-cell office:value-type="string" calcext:value-type="string">
            <text:p>Use $$ to display latex content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3"/>
          <table:table-cell table:style-name="ce1"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22:23:42.636456244</meta:creation-date>
    <meta:generator>LibreOffice/7.4.7.2$Linux_X86_64 LibreOffice_project/40$Build-2</meta:generator>
    <dc:date>2025-06-30T12:01:48.906841519</dc:date>
    <meta:editing-duration>PT2H32M44S</meta:editing-duration>
    <meta:editing-cycles>90</meta:editing-cycles>
    <meta:document-statistic meta:table-count="1" meta:cell-count="24" meta:object-count="0"/>
  </office:meta>
</office:document-meta>
</file>